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3700000099705B0F7090C6095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9.606cm" fo:margin-left="0cm" table:align="left" style:writing-mode="lr-tb"/>
    </style:style>
    <style:style style:name="Tabela1.A" style:family="table-column">
      <style:table-column-properties style:column-width="3.995cm"/>
    </style:style>
    <style:style style:name="Tabela1.B" style:family="table-column">
      <style:table-column-properties style:column-width="3.598cm"/>
    </style:style>
    <style:style style:name="Tabela1.C" style:family="table-column">
      <style:table-column-properties style:column-width="2.208cm"/>
    </style:style>
    <style:style style:name="Tabela1.D" style:family="table-column">
      <style:table-column-properties style:column-width="2.311cm"/>
    </style:style>
    <style:style style:name="Tabela1.E" style:family="table-column">
      <style:table-column-properties style:column-width="1.434cm"/>
    </style:style>
    <style:style style:name="Tabela1.F" style:family="table-column">
      <style:table-column-properties style:column-width="6.059cm"/>
    </style:style>
    <style:style style:name="Tabela1.A1" style:family="table-cell">
      <style:table-cell-properties style:vertical-align="middle" fo:padding="0.049cm" fo:border="0.05pt solid #000000" style:writing-mode="page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ela1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ela1.6" style:family="table-row">
      <style:table-row-properties style:min-row-height="0.402cm"/>
    </style:style>
    <style:style style:name="Tabela1.8" style:family="table-row">
      <style:table-row-properties style:min-row-height="2.062cm"/>
    </style:style>
    <style:style style:name="Tabela1.33" style:family="table-row">
      <style:table-row-properties style:min-row-height="0.706cm"/>
    </style:style>
    <style:style style:name="Tabela2" style:family="table">
      <style:table-properties style:width="19.606cm" fo:margin-left="0cm" table:align="left" style:writing-mode="lr-tb"/>
    </style:style>
    <style:style style:name="Tabela2.A" style:family="table-column">
      <style:table-column-properties style:column-width="3.598cm"/>
    </style:style>
    <style:style style:name="Tabela2.B" style:family="table-column">
      <style:table-column-properties style:column-width="2.09cm"/>
    </style:style>
    <style:style style:name="Tabela2.C" style:family="table-column">
      <style:table-column-properties style:column-width="13.917cm"/>
    </style:style>
    <style:style style:name="Tabela2.1" style:family="table-row">
      <style:table-row-properties style:min-row-height="0.609cm"/>
    </style:style>
    <style:style style:name="Tabela2.A1" style:family="table-cell">
      <style:table-cell-properties fo:padding="0.049cm" fo:border="none" style:writing-mode="page"/>
    </style:style>
    <style:style style:name="Tabela2.B1" style:family="table-cell">
      <style:table-cell-properties fo:padding="0.049cm" fo:border-left="0.05pt solid #000000" fo:border-right="none" fo:border-top="none" fo:border-bottom="none" style:writing-mode="page"/>
    </style:style>
    <style:style style:name="Tabela3" style:family="table">
      <style:table-properties style:width="19.5cm" table:align="left" style:writing-mode="lr-tb"/>
    </style:style>
    <style:style style:name="Tabela3.A" style:family="table-column">
      <style:table-column-properties style:column-width="1.706cm"/>
    </style:style>
    <style:style style:name="Tabela3.B" style:family="table-column">
      <style:table-column-properties style:column-width="3.983cm"/>
    </style:style>
    <style:style style:name="Tabela3.C" style:family="table-column">
      <style:table-column-properties style:column-width="1.905cm"/>
    </style:style>
    <style:style style:name="Tabela3.D" style:family="table-column">
      <style:table-column-properties style:column-width="11.906cm"/>
    </style:style>
    <style:style style:name="Tabela3.A1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ela3.B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ela3.A7" style:family="table-cell">
      <style:table-cell-properties style:vertical-align="middle" fo:padding="0.049cm" fo:border="none" style:writing-mode="page"/>
    </style:style>
    <style:style style:name="Tabela3.B7" style:family="table-cell">
      <style:table-cell-properties style:vertical-align="middle" fo:padding="0.049cm" fo:border-left="0.05pt solid #000000" fo:border-right="none" fo:border-top="none" fo:border-bottom="none" style:writing-mode="page"/>
    </style:style>
    <style:style style:name="Tabela7" style:family="table">
      <style:table-properties style:width="19.507cm" table:align="margins" style:writing-mode="lr-tb"/>
    </style:style>
    <style:style style:name="Tabela7.A" style:family="table-column">
      <style:table-column-properties style:column-width="3.016cm" style:rel-column-width="1710*"/>
    </style:style>
    <style:style style:name="Tabela7.B" style:family="table-column">
      <style:table-column-properties style:column-width="3.216cm" style:rel-column-width="1823*"/>
    </style:style>
    <style:style style:name="Tabela7.C" style:family="table-column">
      <style:table-column-properties style:column-width="3.572cm" style:rel-column-width="2025*"/>
    </style:style>
    <style:style style:name="Tabela7.D" style:family="table-column">
      <style:table-column-properties style:column-width="9.703cm" style:rel-column-width="5501*"/>
    </style:style>
    <style:style style:name="Tabela7.1" style:family="table-row">
      <style:table-row-properties style:min-row-height="0.609cm"/>
    </style:style>
    <style:style style:name="Tabela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7.B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ela7.D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ela2" style:family="table">
      <style:table-properties style:width="19.606cm" fo:margin-left="0cm" table:align="left" style:writing-mode="lr-tb"/>
    </style:style>
    <style:style style:name="Tabela2.A" style:family="table-column">
      <style:table-column-properties style:column-width="3.598cm"/>
    </style:style>
    <style:style style:name="Tabela2.B" style:family="table-column">
      <style:table-column-properties style:column-width="2.09cm"/>
    </style:style>
    <style:style style:name="Tabela2.C" style:family="table-column">
      <style:table-column-properties style:column-width="13.917cm"/>
    </style:style>
    <style:style style:name="Tabela2.1" style:family="table-row">
      <style:table-row-properties style:min-row-height="0.609cm"/>
    </style:style>
    <style:style style:name="Tabela2.A1" style:family="table-cell">
      <style:table-cell-properties fo:padding="0.049cm" fo:border="none" style:writing-mode="page"/>
    </style:style>
    <style:style style:name="Tabela2.B1" style:family="table-cell">
      <style:table-cell-properties fo:padding="0.049cm" fo:border-left="0.05pt solid #000000" fo:border-right="none" fo:border-top="none" fo:border-bottom="none" style:writing-mode="page"/>
    </style:style>
    <style:style style:name="Tabela3" style:family="table">
      <style:table-properties style:width="19.5cm" table:align="left" style:writing-mode="lr-tb"/>
    </style:style>
    <style:style style:name="Tabela3.A" style:family="table-column">
      <style:table-column-properties style:column-width="1.706cm"/>
    </style:style>
    <style:style style:name="Tabela3.B" style:family="table-column">
      <style:table-column-properties style:column-width="3.983cm"/>
    </style:style>
    <style:style style:name="Tabela3.C" style:family="table-column">
      <style:table-column-properties style:column-width="1.905cm"/>
    </style:style>
    <style:style style:name="Tabela3.D" style:family="table-column">
      <style:table-column-properties style:column-width="11.906cm"/>
    </style:style>
    <style:style style:name="Tabela3.A1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ela3.B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ela3.A7" style:family="table-cell">
      <style:table-cell-properties style:vertical-align="middle" fo:padding="0.049cm" fo:border="none" style:writing-mode="page"/>
    </style:style>
    <style:style style:name="Tabela3.B7" style:family="table-cell">
      <style:table-cell-properties style:vertical-align="middle" fo:padding="0.049cm" fo:border-left="0.05pt solid #000000" fo:border-right="none" fo:border-top="none" fo:border-bottom="none" style:writing-mode="page"/>
    </style:style>
    <style:style style:name="Tabela7" style:family="table">
      <style:table-properties style:width="19.507cm" table:align="margins" style:writing-mode="lr-tb"/>
    </style:style>
    <style:style style:name="Tabela7.A" style:family="table-column">
      <style:table-column-properties style:column-width="3.016cm" style:rel-column-width="1710*"/>
    </style:style>
    <style:style style:name="Tabela7.B" style:family="table-column">
      <style:table-column-properties style:column-width="3.216cm" style:rel-column-width="1823*"/>
    </style:style>
    <style:style style:name="Tabela7.C" style:family="table-column">
      <style:table-column-properties style:column-width="3.572cm" style:rel-column-width="2025*"/>
    </style:style>
    <style:style style:name="Tabela7.D" style:family="table-column">
      <style:table-column-properties style:column-width="9.703cm" style:rel-column-width="5501*"/>
    </style:style>
    <style:style style:name="Tabela7.1" style:family="table-row">
      <style:table-row-properties style:min-row-height="0.609cm"/>
    </style:style>
    <style:style style:name="Tabela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7.B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ela7.D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1.5pt solid #00000a">
        <style:tab-stops>
          <style:tab-stop style:position="19.502cm" style:type="right"/>
        </style:tab-stops>
      </style:paragraph-properties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1.5pt solid #00000a">
        <style:tab-stops>
          <style:tab-stop style:position="19.502cm" style:type="right"/>
        </style:tab-stops>
      </style:paragraph-properties>
      <style:text-properties fo:font-size="7pt" style:font-size-asian="7pt"/>
    </style:style>
    <style:style style:name="P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/>
      <style:text-properties fo:font-size="2pt" style:font-size-asian="1.75pt" style:font-size-complex="2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text-properties officeooo:paragraph-rsid="001cac9b"/>
    </style:style>
    <style:style style:name="P6" style:family="paragraph" style:parent-style-name="Standard">
      <style:text-properties style:font-name="Calibri2" fo:font-weight="bold" officeooo:paragraph-rsid="001cac9b" style:font-weight-asian="bold" style:font-weight-complex="bold"/>
    </style:style>
    <style:style style:name="P7" style:family="paragraph" style:parent-style-name="Standard">
      <style:text-properties officeooo:paragraph-rsid="0016a1fd"/>
    </style:style>
    <style:style style:name="P8" style:family="paragraph" style:parent-style-name="Standard">
      <style:text-properties officeooo:paragraph-rsid="002498cd"/>
    </style:style>
    <style:style style:name="P9" style:family="paragraph" style:parent-style-name="Table_20_Contents">
      <style:paragraph-properties fo:margin-top="0cm" fo:margin-bottom="0cm" style:contextual-spacing="false"/>
      <style:text-properties style:font-name="Calibri2" fo:font-size="10pt" fo:font-weight="bold" officeooo:rsid="001cac9b" officeooo:paragraph-rsid="001cac9b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margin-top="0cm" fo:margin-bottom="0cm" style:contextual-spacing="false"/>
      <style:text-properties style:font-name="Calibri2" fo:font-size="10pt" fo:font-weight="bold" officeooo:rsid="001cac9b" officeooo:paragraph-rsid="002498c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2" fo:font-size="10pt" fo:font-weight="bold" officeooo:rsid="001cac9b" officeooo:paragraph-rsid="001f6c63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top="0cm" fo:margin-bottom="0cm" style:contextual-spacing="false" fo:line-height="100%"/>
      <style:text-properties style:font-name="Calibri2" fo:font-size="10pt" fo:font-weight="bold" officeooo:rsid="0016a1fd" officeooo:paragraph-rsid="0016a1f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margin-top="0cm" fo:margin-bottom="0cm" style:contextual-spacing="false" fo:line-height="100%"/>
      <style:text-properties style:font-name="Calibri2" fo:font-size="10pt" fo:font-weight="bold" officeooo:rsid="0016a1fd" officeooo:paragraph-rsid="002498c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2" fo:font-size="10pt" fo:font-weight="bold" officeooo:rsid="001bd93e" officeooo:paragraph-rsid="001cac9b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style:font-name="Calibri2" fo:font-size="10pt" fo:font-weight="bold" officeooo:rsid="001bd93e" officeooo:paragraph-rsid="001cac9b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style:font-name="Calibri2" fo:font-size="10pt" fo:font-weight="bold" officeooo:rsid="00222b01" officeooo:paragraph-rsid="00222b01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style:font-name="Calibri2" fo:font-size="10pt" fo:font-weight="bold" officeooo:rsid="00222b01" officeooo:paragraph-rsid="002498c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2" fo:font-size="10pt" fo:font-weight="bold" officeooo:rsid="002101c2" officeooo:paragraph-rsid="001cac9b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top="0cm" fo:margin-bottom="0cm" style:contextual-spacing="false" fo:line-height="100%"/>
      <style:text-properties style:font-name="Calibri2" fo:font-size="10pt" fo:font-weight="bold" officeooo:rsid="0029d172" officeooo:paragraph-rsid="0029d172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2" fo:font-size="10pt" fo:font-weight="bold" officeooo:rsid="0029d172" officeooo:paragraph-rsid="0029d172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top="0cm" fo:margin-bottom="0cm" style:contextual-spacing="false" fo:line-height="100%"/>
      <style:text-properties style:font-name="Calibri2" fo:font-size="10pt" fo:font-weight="bold" officeooo:rsid="002d2e71" officeooo:paragraph-rsid="002d2e71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top="0cm" fo:margin-bottom="0cm" style:contextual-spacing="false" fo:line-height="100%"/>
      <style:text-properties style:font-name="Calibri2" fo:font-size="10pt" style:font-size-asian="10pt" style:font-size-complex="10pt"/>
    </style:style>
    <style:style style:name="P23" style:family="paragraph" style:parent-style-name="Table_20_Contents">
      <style:paragraph-properties fo:margin-top="0cm" fo:margin-bottom="0cm" style:contextual-spacing="false" fo:line-height="100%"/>
      <style:text-properties style:font-name="Calibri2" fo:font-size="10pt" officeooo:rsid="0029d172" officeooo:paragraph-rsid="0029d172" style:font-size-asian="10pt" style:font-size-complex="10pt"/>
    </style:style>
    <style:style style:name="P2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2" fo:font-size="10pt" officeooo:rsid="0029d172" officeooo:paragraph-rsid="0029d172" style:font-size-asian="10pt" style:font-size-complex="10pt"/>
    </style:style>
    <style:style style:name="P25" style:family="paragraph" style:parent-style-name="Table_20_Contents">
      <style:paragraph-properties fo:margin-top="0cm" fo:margin-bottom="0cm" style:contextual-spacing="false" fo:line-height="100%"/>
      <style:text-properties style:font-name="Calibri2" fo:font-size="10pt" officeooo:rsid="00317ab9" officeooo:paragraph-rsid="00317ab9" style:font-size-asian="10pt" style:font-size-complex="10pt"/>
    </style:style>
    <style:style style:name="P26" style:family="paragraph" style:parent-style-name="Table_20_Contents">
      <style:paragraph-properties fo:margin-top="0cm" fo:margin-bottom="0cm" style:contextual-spacing="false" fo:line-height="100%">
        <style:tab-stops/>
      </style:paragraph-properties>
      <style:text-properties style:font-name="Calibri2" fo:font-size="10pt" officeooo:rsid="002f2e7a" officeooo:paragraph-rsid="002f2e7a" style:font-size-asian="10pt" style:font-size-complex="10pt"/>
    </style:style>
    <style:style style:name="P27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style:font-name="Calibri2" fo:font-size="10pt" fo:font-weight="normal" officeooo:rsid="002f2e7a" officeooo:paragraph-rsid="0030c969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top="0cm" fo:margin-bottom="0cm" style:contextual-spacing="false"/>
      <style:text-properties style:font-name="Calibri2" fo:font-size="10pt" fo:font-weight="normal" officeooo:rsid="001cac9b" officeooo:paragraph-rsid="001cac9b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margin-top="0cm" fo:margin-bottom="0cm" style:contextual-spacing="false" fo:line-height="100%"/>
      <style:text-properties style:font-name="Calibri2" fo:font-size="10pt" fo:font-weight="normal" officeooo:rsid="00317ab9" officeooo:paragraph-rsid="00317ab9" style:font-size-asian="8.75pt" style:font-weight-asian="normal" style:font-size-complex="10pt" style:font-weight-complex="normal"/>
    </style:style>
    <style:style style:name="P3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2" fo:font-size="10pt" fo:font-weight="normal" officeooo:rsid="00331cb2" officeooo:paragraph-rsid="00331cb2" style:font-size-asian="8.75pt" style:font-weight-asian="normal" style:font-size-complex="10pt" style:font-weight-complex="normal"/>
    </style:style>
    <style:style style:name="P3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2" fo:font-size="12pt" fo:font-weight="bold" officeooo:rsid="0016a1fd" officeooo:paragraph-rsid="0016a1fd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2" fo:font-size="12pt" fo:font-weight="bold" officeooo:rsid="0016a1fd" officeooo:paragraph-rsid="001cac9b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2" fo:font-size="12pt" fo:font-weight="bold" officeooo:rsid="0016a1fd" officeooo:paragraph-rsid="002d2e71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2" fo:font-size="12pt" fo:font-weight="bold" officeooo:rsid="001c97ea" officeooo:paragraph-rsid="001c97ea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2" fo:font-size="12pt" fo:font-weight="bold" officeooo:rsid="002d2e71" officeooo:paragraph-rsid="002d2e71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2" fo:font-size="12pt" fo:font-weight="bold" officeooo:rsid="0030c969" officeooo:paragraph-rsid="0030c969" style:font-size-asian="10.5pt" style:font-weight-asian="bold" style:font-size-complex="12pt" style:font-weight-complex="bold"/>
    </style:style>
    <style:style style:name="P37" style:family="paragraph" style:parent-style-name="Table_20_Contents">
      <style:paragraph-properties fo:margin-top="0cm" fo:margin-bottom="0cm" style:contextual-spacing="false"/>
      <style:text-properties officeooo:paragraph-rsid="0037d6d7"/>
    </style:style>
    <style:style style:name="P38" style:family="paragraph" style:parent-style-name="Text_20_body" style:master-page-name="Standard">
      <style:paragraph-properties style:page-number="auto"/>
      <style:text-properties fo:font-size="3pt" style:font-size-asian="2.59999990463257pt" style:font-size-complex="3pt"/>
    </style:style>
    <style:style style:name="P3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style:font-name="Calibri2" fo:font-size="10pt" fo:font-weight="normal" officeooo:rsid="00331cb2" officeooo:paragraph-rsid="003a3098" style:font-size-asian="8.75pt" style:font-weight-asian="normal" style:font-size-complex="10pt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1" style:family="paragraph">
      <loext:graphic-properties draw:fill="none" draw:fill-color="#ffffff"/>
      <style:paragraph-properties style:writing-mode="lr-tb"/>
    </style:style>
    <style:style style:name="P42" style:family="paragraph">
      <loext:graphic-properties draw:fill="none" draw:fill-color="#ffffff"/>
      <style:paragraph-properties style:writing-mode="lr-tb"/>
      <style:text-properties fo:font-size="11pt"/>
    </style:style>
    <style:style style:name="P43" style:family="paragraph">
      <loext:graphic-properties draw:fill-color="#ffffff"/>
      <style:text-properties fo:font-size="11pt"/>
    </style:style>
    <style:style style:name="P44" style:family="paragraph">
      <loext:graphic-properties draw:fill-color="#ffffff"/>
    </style:style>
    <style:style style:name="P45" style:family="paragraph">
      <style:paragraph-properties style:writing-mode="lr-tb"/>
      <style:text-properties fo:font-size="11pt"/>
    </style:style>
    <style:style style:name="P46" style:family="paragraph">
      <loext:graphic-properties draw:fill-color="#ffffff"/>
      <style:paragraph-properties style:writing-mode="lr-tb"/>
      <style:text-properties fo:font-size="11pt"/>
    </style:style>
    <style:style style:name="P47" style:family="paragraph">
      <style:paragraph-properties fo:text-align="center"/>
    </style:style>
    <style:style style:name="T1" style:family="text">
      <style:text-properties fo:font-size="10pt" officeooo:rsid="00288393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2pt" style:font-weight-complex="bold"/>
    </style:style>
    <style:style style:name="T3" style:family="text">
      <style:text-properties fo:font-size="9pt" style:font-size-asian="9pt"/>
    </style:style>
    <style:style style:name="T4" style:family="text">
      <style:text-properties officeooo:rsid="0016a1fd"/>
    </style:style>
    <style:style style:name="T5" style:family="text">
      <style:text-properties officeooo:rsid="002498cd"/>
    </style:style>
    <style:style style:name="T6" style:family="text">
      <style:text-properties officeooo:rsid="00329a7d"/>
    </style:style>
    <style:style style:name="T7" style:family="text">
      <style:text-properties officeooo:rsid="00368aae"/>
    </style:style>
    <style:style style:name="T8" style:family="text">
      <style:text-properties officeooo:rsid="003779b6"/>
    </style:style>
    <style:style style:name="T9" style:family="text">
      <style:text-properties style:font-name="Calibri2" fo:font-size="10pt" fo:font-weight="bold" officeooo:rsid="0037d6d7" style:font-size-asian="10pt" style:font-weight-asian="bold" style:font-size-complex="10pt" style:font-weight-complex="bold"/>
    </style:style>
    <style:style style:name="T10" style:family="text">
      <style:text-properties style:font-name="Calibri2" fo:font-size="10pt" fo:font-weight="normal" officeooo:rsid="0037d6d7" style:font-size-asian="10pt" style:font-weight-asian="normal" style:font-size-complex="10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c3adb"/>
    </style:style>
    <style:style style:name="T13" style:family="text">
      <style:text-properties fo:font-size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247cm" fo:min-width="0.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261cm" fo:min-width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0.24cm" fo:min-width="0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252cm" fo:min-width="0.4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261cm" fo:min-width="0.4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252cm" fo:min-width="0.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0.243cm" fo:min-width="0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leLine2447822169488">
          <table:table-cell table:style-name="Tabela1.A1" table:number-columns-spanned="6" office:value-type="string">
            <text:p text:style-name="P31">Ficha de Atendimen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555072">
          <table:table-cell table:style-name="Tabela1.A2" table:number-columns-spanned="4" office:value-type="string">
            <text:p text:style-name="P12">Cliente:</text:p>
          </table:table-cell>
          <table:covered-table-cell/>
          <table:covered-table-cell/>
          <table:covered-table-cell/>
          <table:table-cell table:style-name="Tabela1.E2" table:number-columns-spanned="2" office:value-type="string">
            <text:p text:style-name="P13"><text:span text:style-name="T5">Responsável</text:span>:</text:p>
          </table:table-cell>
          <table:covered-table-cell/>
        </table:table-row>
        <table:table-row table:style-name="TableLine2448057551264">
          <table:table-cell table:style-name="Tabela1.A2" table:number-columns-spanned="2" office:value-type="string">
            <text:p text:style-name="P16">Modelo das catracas:</text:p>
          </table:table-cell>
          <table:covered-table-cell/>
          <table:table-cell table:style-name="Tabela1.A2" table:number-columns-spanned="3" office:value-type="string">
            <text:p text:style-name="P17"><text:span text:style-name="T4">Desenvolvedor</text:span>:</text:p>
          </table:table-cell>
          <table:covered-table-cell/>
          <table:covered-table-cell/>
          <table:table-cell table:style-name="Tabela1.E2" office:value-type="string">
            <text:p text:style-name="P21">Mantis:</text:p>
          </table:table-cell>
        </table:table-row>
        <table:table-row table:style-name="TableLine2448057548544">
          <table:table-cell table:style-name="Tabela1.E2" table:number-columns-spanned="6" office:value-type="string">
            <text:p text:style-name="P39"><text:span text:style-name="T11">Assinatura do Desenvolvedor responsável pela visita: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548544">
          <table:table-cell table:style-name="Tabela1.E2" table:number-columns-spanned="6" office:value-type="string">
            <text:p text:style-name="P34">Servid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E2" table:number-columns-spanned="6" office:value-type="string"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row table:style-name="Tabela2.1">
                <table:table-cell table:style-name="Tabela2.A1" office:value-type="string">
                  <text:p text:style-name="P10">IP: </text:p>
                </table:table-cell>
                <table:table-cell table:style-name="Tabela2.B1" office:value-type="string">
                  <text:p text:style-name="P10">Porta: </text:p>
                </table:table-cell>
                <table:table-cell table:style-name="Tabela2.B1" office:value-type="string">
                  <text:p text:style-name="P10">Local: </text:p>
                </table:table-cell>
              </table:table-row>
            </table:table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549904">
          <table:table-cell table:style-name="Tabela1.E2" table:number-columns-spanned="6" office:value-type="string">
            <text:p text:style-name="P32">Descrição dos equipamen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8">
          <table:table-cell table:style-name="Tabela1.E2" table:number-columns-spanned="6" office:value-type="string">
            <table:table table:name="Tabela3" table:style-name="Tabela3">
              <table:table-column table:style-name="Tabela3.A"/>
              <table:table-column table:style-name="Tabela3.B"/>
              <table:table-column table:style-name="Tabela3.C"/>
              <table:table-column table:style-name="Tabela3.D"/>
              <table:table-row table:style-name="TableLine2448056339856">
                <table:table-cell table:style-name="Tabela3.A1" office:value-type="string">
                  <text:p text:style-name="P18">Número</text:p>
                </table:table-cell>
                <table:table-cell table:style-name="Tabela3.B1" office:value-type="string">
                  <text:p text:style-name="P14">IP</text:p>
                </table:table-cell>
                <table:table-cell table:style-name="Tabela3.B1" office:value-type="string">
                  <text:p text:style-name="P11">Porta</text:p>
                </table:table-cell>
                <table:table-cell table:style-name="Tabela3.B1" office:value-type="string">
                  <text:p text:style-name="P15">Descrição</text:p>
                </table:table-cell>
              </table:table-row>
              <table:table-row table:style-name="TableLine2448056355632">
                <table:table-cell table:style-name="Tabela3.A1" office:value-type="string">
                  <text:p text:style-name="P24">1</text:p>
                </table:table-cell>
                <table:table-cell table:style-name="Tabela3.B1" office:value-type="string">
                  <text:p text:style-name="P20"/>
                </table:table-cell>
                <table:table-cell table:style-name="Tabela3.B1" office:value-type="string">
                  <text:p text:style-name="P20"/>
                </table:table-cell>
                <table:table-cell table:style-name="Tabela3.B1" office:value-type="string">
                  <text:p text:style-name="P19"/>
                </table:table-cell>
              </table:table-row>
              <table:table-row table:style-name="TableLine2448056343120">
                <table:table-cell table:style-name="Tabela3.A1" office:value-type="string">
                  <text:p text:style-name="P24">2</text:p>
                </table:table-cell>
                <table:table-cell table:style-name="Tabela3.B1" office:value-type="string">
                  <text:p text:style-name="P20"/>
                </table:table-cell>
                <table:table-cell table:style-name="Tabela3.B1" office:value-type="string">
                  <text:p text:style-name="P20"/>
                </table:table-cell>
                <table:table-cell table:style-name="Tabela3.B1" office:value-type="string">
                  <text:p text:style-name="P19"/>
                </table:table-cell>
              </table:table-row>
              <table:table-row table:style-name="TableLine2448056348016">
                <table:table-cell table:style-name="Tabela3.A1" office:value-type="string">
                  <text:p text:style-name="P24">3</text:p>
                </table:table-cell>
                <table:table-cell table:style-name="Tabela3.B1" office:value-type="string">
                  <text:p text:style-name="P20"/>
                </table:table-cell>
                <table:table-cell table:style-name="Tabela3.B1" office:value-type="string">
                  <text:p text:style-name="P20"/>
                </table:table-cell>
                <table:table-cell table:style-name="Tabela3.B1" office:value-type="string">
                  <text:p text:style-name="P19"/>
                </table:table-cell>
              </table:table-row>
              <table:table-row table:style-name="TableLine2448056347744">
                <table:table-cell table:style-name="Tabela3.A1" office:value-type="string">
                  <text:p text:style-name="P24">4</text:p>
                </table:table-cell>
                <table:table-cell table:style-name="Tabela3.B1" office:value-type="string">
                  <text:p text:style-name="P20"/>
                </table:table-cell>
                <table:table-cell table:style-name="Tabela3.B1" office:value-type="string">
                  <text:p text:style-name="P20"/>
                </table:table-cell>
                <table:table-cell table:style-name="Tabela3.B1" office:value-type="string">
                  <text:p text:style-name="P19"/>
                </table:table-cell>
              </table:table-row>
              <table:table-row table:style-name="TableLine2448056349376">
                <table:table-cell table:style-name="Tabela3.A1" office:value-type="string">
                  <text:p text:style-name="P24">5</text:p>
                </table:table-cell>
                <table:table-cell table:style-name="Tabela3.B1" office:value-type="string">
                  <text:p text:style-name="P20"/>
                </table:table-cell>
                <table:table-cell table:style-name="Tabela3.B1" office:value-type="string">
                  <text:p text:style-name="P20"/>
                </table:table-cell>
                <table:table-cell table:style-name="Tabela3.B1" office:value-type="string">
                  <text:p text:style-name="P19"/>
                </table:table-cell>
              </table:table-row>
              <table:table-row table:style-name="TableLine2448056346928">
                <table:table-cell table:style-name="Tabela3.A7" office:value-type="string">
                  <text:p text:style-name="P24">6</text:p>
                </table:table-cell>
                <table:table-cell table:style-name="Tabela3.B7" office:value-type="string">
                  <text:p text:style-name="P20"/>
                </table:table-cell>
                <table:table-cell table:style-name="Tabela3.B7" office:value-type="string">
                  <text:p text:style-name="P20"/>
                </table:table-cell>
                <table:table-cell table:style-name="Tabela3.B7" office:value-type="string">
                  <text:p text:style-name="P19"/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550176">
          <table:table-cell table:style-name="Tabela1.A2" office:value-type="string">
            <text:p text:style-name="P35">Validação Técnica</text:p>
          </table:table-cell>
          <table:table-cell table:style-name="Tabela1.E2" table:number-columns-spanned="5" office:value-type="string">
            <text:p text:style-name="P27"><draw:custom-shape text:anchor-type="paragraph" draw:z-index="2" draw:name="Forma2" draw:style-name="gr4" draw:text-style-name="P44" svg:width="0.451cm" svg:height="0.265cm" svg:x="2.434cm" svg:y="0.1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a2_0" draw:style-name="gr8" draw:text-style-name="P43" svg:width="0.454cm" svg:height="0.269cm" svg:x="6.539cm" svg:y="0.0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a2_1" draw:style-name="gr2" draw:text-style-name="P43" svg:width="0.456cm" svg:height="0.272cm" svg:x="10.46cm" svg:y="0.0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a2_2" draw:style-name="gr7" draw:text-style-name="P46" svg:width="0.456cm" svg:height="0.278cm" svg:x="14.771cm" svg:y="0.055cm"><text:p text:style-name="P45"><text:span text:style-name="T13"><text:s/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a2_6" draw:style-name="gr5" draw:text-style-name="P43" svg:width="0.463cm" svg:height="0.278cm" svg:x="5.406cm" svg:y="0.5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atracas Ligadas <text:s text:c="10"/>Catracas Status Online <text:s text:c="10"/>Servidor Operacional <text:s text:c="10"/>Disponibilidade da Rede <text:s text:c="8"/>Estrutura da Instalação da Integração <text:s text:c="2"/><text:span text:style-name="T7">s</text:span> </text:p>
          </table:table-cell>
          <table:covered-table-cell/>
          <table:covered-table-cell/>
          <table:covered-table-cell/>
          <table:covered-table-cell/>
        </table:table-row>
        <table:table-row table:style-name="TableLine2448057547728">
          <table:table-cell table:style-name="Tabela1.A2" office:value-type="string">
            <text:p text:style-name="P35">Validação Evidencia</text:p>
          </table:table-cell>
          <table:table-cell table:style-name="Tabela1.E2" table:number-columns-spanned="5" office:value-type="string">
            <text:p text:style-name="P26"><draw:custom-shape text:anchor-type="paragraph" draw:z-index="6" draw:name="Forma2_3" draw:style-name="gr4" draw:text-style-name="P44" svg:width="0.451cm" svg:height="0.265cm" svg:x="2.596cm" svg:y="0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a2_4" draw:style-name="gr6" draw:text-style-name="P43" svg:width="0.472cm" svg:height="0.29cm" svg:x="6.955cm" svg:y="0.0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a2_12" draw:style-name="gr3" draw:text-style-name="P43" svg:width="0.47cm" svg:height="0.287cm" svg:x="14.466cm" svg:y="0.0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Foto das Catracas <text:s text:c="10"/>Foto dos Testes de Rede <text:s text:c="11"/>Foto da Estrutura de Instalação da Integração</text:p>
          </table:table-cell>
          <table:covered-table-cell/>
          <table:covered-table-cell/>
          <table:covered-table-cell/>
          <table:covered-table-cell/>
        </table:table-row>
        <table:table-row table:style-name="TableLine2448057550448">
          <table:table-cell table:style-name="Tabela1.E2" table:number-columns-spanned="6" office:value-type="string">
            <text:p text:style-name="P33">Resumo do Atendimen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552624">
          <table:table-cell table:style-name="Tabela1.E2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554256">
          <table:table-cell table:style-name="Tabela1.E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548000">
          <table:table-cell table:style-name="Tabela1.E2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550992">
          <table:table-cell table:style-name="Tabela1.E2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551808">
          <table:table-cell table:style-name="Tabela1.E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552080">
          <table:table-cell table:style-name="Tabela1.E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547184">
          <table:table-cell table:style-name="Tabela1.E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552352">
          <table:table-cell table:style-name="Tabela1.E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552896">
          <table:table-cell table:style-name="Tabela1.E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553440">
          <table:table-cell table:style-name="Tabela1.E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553712">
          <table:table-cell table:style-name="Tabela1.E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554800">
          <table:table-cell table:style-name="Tabela1.E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555616">
          <table:table-cell table:style-name="Tabela1.E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555888">
          <table:table-cell table:style-name="Tabela1.E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548272">
          <table:table-cell table:style-name="Tabela1.E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439200">
          <table:table-cell table:style-name="Tabela1.E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426688">
          <table:table-cell table:style-name="Tabela1.E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438384">
          <table:table-cell table:style-name="Tabela1.E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437024">
          <table:table-cell table:style-name="Tabela1.E2" table:number-columns-spanned="6" office:value-type="string">
            <text:p text:style-name="P36">Status do Atendimen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448057432400">
          <table:table-cell table:style-name="Tabela1.A2" table:number-columns-spanned="3" office:value-type="string">
            <text:p text:style-name="P29"><draw:custom-shape text:anchor-type="paragraph" draw:z-index="9" draw:name="Forma2_7" draw:style-name="gr4" draw:text-style-name="P44" svg:width="0.451cm" svg:height="0.265cm" svg:x="0.044cm" svg:y="0.0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7"/>Resolvido e realizado todos os testes junto ao Cliente</text:p>
            <text:p text:style-name="P29">Observações:</text:p>
          </table:table-cell>
          <table:covered-table-cell/>
          <table:covered-table-cell/>
          <table:table-cell table:style-name="Tabela1.E2" table:number-rows-spanned="2" table:number-columns-spanned="3" office:value-type="string">
            <text:p text:style-name="P30"/>
            <text:p text:style-name="P30"/>
            <text:p text:style-name="P30"><draw:line text:anchor-type="paragraph" draw:z-index="1" draw:name="Forma1_0" draw:style-name="gr9" draw:text-style-name="P47" svg:x1="0.242cm" svg:y1="0.323cm" svg:x2="9.423cm" svg:y2="0.286cm"><text:p/></draw:line></text:p>
            <text:p text:style-name="P30">Assinatura do <text:span text:style-name="T12">Cliente</text:span></text:p>
          </table:table-cell>
          <table:covered-table-cell/>
          <table:covered-table-cell/>
        </table:table-row>
        <table:table-row table:style-name="TableLine2448057438112">
          <table:table-cell table:style-name="Tabela1.A2" table:number-columns-spanned="3" office:value-type="string">
            <text:p text:style-name="P25">Pendente aguardando:</text:p>
            <text:p text:style-name="P25"><draw:custom-shape text:anchor-type="paragraph" draw:z-index="10" draw:name="Forma2_8" draw:style-name="gr4" draw:text-style-name="P44" svg:width="0.451cm" svg:height="0.265cm" svg:x="0.023cm" svg:y="0.0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Forma2_9" draw:style-name="gr4" draw:text-style-name="P44" svg:width="0.451cm" svg:height="0.265cm" svg:x="4.715cm" svg:y="0.1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7"/>Suporte da Catraca <text:s text:c="13"/><text:span text:style-name="T8"><text:s text:c="11"/></text:span>Outros</text:p>
            <text:p text:style-name="P25"><draw:custom-shape text:anchor-type="paragraph" draw:z-index="12" draw:name="Forma2_10" draw:style-name="gr2" draw:text-style-name="P43" svg:width="0.456cm" svg:height="0.272cm" svg:x="0.011cm" svg:y="0.0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a2_11" draw:style-name="gr4" draw:text-style-name="P44" svg:width="0.451cm" svg:height="0.265cm" svg:x="4.722cm" svg:y="0.0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7"/>Reposição de Equipamento <text:s text:c="9"/><text:span text:style-name="T6">Providencias do Clie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33">
          <table:table-cell table:style-name="Tabela1.E2" table:number-columns-spanned="6" office:value-type="string">
            <table:table table:name="Tabela7" table:style-name="Tabela7">
              <table:table-column table:style-name="Tabela7.A"/>
              <table:table-column table:style-name="Tabela7.B"/>
              <table:table-column table:style-name="Tabela7.C"/>
              <table:table-column table:style-name="Tabela7.D"/>
              <table:table-row table:style-name="Tabela7.1">
                <table:table-cell table:style-name="Tabela7.A1" office:value-type="string">
                  <text:p text:style-name="P9"><draw:frame text:anchor-type="paragraph" draw:z-index="17" draw:name="Forma3" draw:style-name="gr1" draw:text-style-name="P42" svg:width="0.375cm" svg:height="0.477cm" svg:x="11.494cm" svg:y="0.587cm"><draw:text-box><text:p><text:span text:style-name="T13"><text:s/>✔</text:span></text:p></draw:text-box></draw:frame>Data:</text:p>
                </table:table-cell>
                <table:table-cell table:style-name="Tabela7.B1" office:value-type="string">
                  <text:p text:style-name="P9"><text:span text:style-name="T12">Hora </text:span>Início:</text:p>
                </table:table-cell>
                <table:table-cell table:style-name="Tabela7.B1" office:value-type="string">
                  <text:p text:style-name="P9"><text:span text:style-name="T12">Hora </text:span>Término: </text:p>
                </table:table-cell>
                <table:table-cell table:style-name="Tabela7.D1" office:value-type="string">
                  <text:p text:style-name="P9"/>
                </table:table-cell>
              </table:table-row>
              <table:table-row table:style-name="Tabela7.1">
                <table:table-cell table:style-name="Tabela7.A1" table:number-columns-spanned="3" office:value-type="string">
                  <text:p text:style-name="P28">É obrigatório o preenchimento de todos os campos de forma legível.</text:p>
                </table:table-cell>
                <table:covered-table-cell/>
                <table:covered-table-cell/>
                <table:table-cell table:style-name="Tabela7.D1" office:value-type="string">
                  <text:p text:style-name="P37"><draw:custom-shape text:anchor-type="paragraph" draw:z-index="15" draw:name="Forma2_13" draw:style-name="gr2" draw:text-style-name="P43" svg:width="0.456cm" svg:height="0.272cm" svg:x="1.685cm" svg:y="0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Forma2_14" draw:style-name="gr2" draw:text-style-name="P43" svg:width="0.456cm" svg:height="0.272cm" svg:x="3.036cm" svg:y="0.1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8" draw:name="Forma3_0" draw:style-name="gr1" draw:text-style-name="P41" svg:width="0.375cm" svg:height="0.477cm" svg:x="10.712cm" svg:y="2.589cm"><draw:text-box><text:p>✔</text:p></draw:text-box></draw:frame><draw:frame text:anchor-type="paragraph" draw:z-index="19" draw:name="Forma3_1" draw:style-name="gr1" draw:text-style-name="P41" svg:width="0.375cm" svg:height="0.477cm" svg:x="10.712cm" svg:y="2.589cm"><draw:text-box><text:p>✔</text:p></draw:text-box></draw:frame><draw:frame text:anchor-type="paragraph" draw:z-index="20" draw:name="Forma3_2" draw:style-name="gr1" draw:text-style-name="P40" svg:width="0.375cm" svg:height="0.477cm" svg:x="3.087cm" svg:y="0cm"><draw:text-box><text:p><text:span text:style-name="T11"><text:s/></text:span><text:span text:style-name="T11">X</text:span></text:p></draw:text-box></draw:frame><text:span text:style-name="T9">Legenda:</text:span><text:span text:style-name="T10"> <text:s text:c="10"/>ok <text:s text:c="12"/>não ok 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1.5pt solid #00000a">
        <style:tab-stops>
          <style:tab-stop style:position="19.502cm" style:type="right"/>
        </style:tab-stops>
      </style:paragraph-properties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1.5pt solid #00000a">
        <style:tab-stops>
          <style:tab-stop style:position="19.502cm" style:type="right"/>
        </style:tab-stops>
      </style:paragraph-properties>
      <style:text-properties fo:font-size="7pt" style:font-size-asian="7pt"/>
    </style:style>
    <style:style style:name="MP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/>
      <style:text-properties fo:font-size="2pt" style:font-size-asian="1.75pt" style:font-size-complex="2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10pt" officeooo:rsid="00288393" style:font-size-asian="10pt" style:font-size-complex="10pt"/>
    </style:style>
    <style:style style:name="MT2" style:family="text">
      <style:text-properties fo:font-size="9pt" style:font-size-asian="9pt"/>
    </style:style>
    <style:style style:name="MT3" style:family="text">
      <style:text-properties fo:font-size="10pt" fo:font-weight="bold" style:font-size-asian="10pt" style:font-weight-asian="bold" style:font-size-complex="12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cm" fo:margin-left="0.751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0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6" text:anchor-type="as-char" svg:width="8.758cm" svg:height="1.004cm" draw:z-index="0"><draw:image xlink:href="Pictures/100000000000053700000099705B0F7090C60957.png" xlink:type="simple" xlink:show="embed" xlink:actuate="onLoad" draw:mime-type="image/png"/></draw:frame><text:tab/><text:span text:style-name="MT1">Integração de Catraca</text:span></text:p>
        <text:p text:style-name="MP2"><text:tab/>Desenvolvimento</text:p>
      </style:header>
      <style:footer>
        <text:p text:style-name="MP3"/>
        <text:p text:style-name="MP4"><text:span text:style-name="MT2">Página</text:span><text:bookmark text:name="_GoBack"/><text:span text:style-name="MT2"> </text:span><text:span text:style-name="MT3"><text:page-number text:select-page="current">1</text:page-number></text:span><text:span text:style-name="MT2"><text:s/>de </text:span><text:span text:style-name="MT3"><text:page-count>1</text:page-count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erabyte</meta:initial-creator>
    <meta:editing-cycles>30</meta:editing-cycles>
    <meta:print-date>2021-10-22T13:38:46.825000000</meta:print-date>
    <meta:creation-date>2018-11-13T16:53:00</meta:creation-date>
    <dc:date>2021-10-28T11:48:43.601000000</dc:date>
    <dc:language>pt-BR</dc:language>
    <meta:editing-duration>PT5H7M32S</meta:editing-duration>
    <meta:generator>LibreOffice/7.1.0.3$Windows_X86_64 LibreOffice_project/f6099ecf3d29644b5008cc8f48f42f4a40986e4c</meta:generator>
    <meta:document-statistic meta:table-count="4" meta:image-count="1" meta:object-count="0" meta:page-count="1" meta:paragraph-count="42" meta:word-count="127" meta:character-count="988" meta:non-whitespace-character-count="7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